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9.5/23" office:value-type="float" office:value="0.847826086956522" calcext:value-type="float">
            <text:p>0.847826087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29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75/23" office:value-type="float" office:value="0.902173913043478" calcext:value-type="float">
            <text:p>0.902173913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16:09:18.616100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1-28T16:09:43.028553984</dc:date>
    <meta:editing-duration>PT6H35M22S</meta:editing-duration>
    <meta:editing-cycles>89</meta:editing-cycles>
    <meta:generator>LibreOffice/5.1.6.2$Linux_X86_64 LibreOffice_project/10m0$Build-2</meta:generator>
    <meta:document-statistic meta:table-count="1" meta:cell-count="1560" meta:object-count="0"/>
  </office:meta>
</office:document-meta>
</file>